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081667" officeooo:paragraph-rsid="0008166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81667" officeooo:paragraph-rsid="0008166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899c2" officeooo:paragraph-rsid="000899c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81667" officeooo:paragraph-rsid="00081667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404040" fo:letter-spacing="normal" fo:font-style="normal"/>
    </style:style>
    <style:style style:name="T2" style:family="text">
      <style:text-properties fo:font-variant="normal" fo:text-transform="none" fo:color="#404040" fo:letter-spacing="normal" fo:font-style="normal" officeooo:rsid="000a936e"/>
    </style:style>
    <style:style style:name="T3" style:family="text">
      <style:text-properties fo:font-variant="normal" fo:text-transform="none" fo:color="#404040" fo:letter-spacing="normal" fo:font-style="normal" officeooo:rsid="000b9d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io Vinicius Canic Silva – 7556858</text:p>
      <text:p text:style-name="P1"/>
      <text:p text:style-name="P4">Testes com o toolbox Fuzzy do Matlab</text:p>
      <text:p text:style-name="P2"/>
      <text:p text:style-name="P3"><text:span text:style-name="T1">Para testar a capacidade de um Sistema de Inferência Fuzzy (FIS) predizer </text:span><text:span text:style-name="T2">séries</text:span><text:span text:style-name="T1"> temporais, foram realizados testes utilizando a toolbox </text:span><text:span text:style-name="T2">F</text:span><text:span text:style-name="T1">uzzy do </text:span><text:span text:style-name="T2">M</text:span><text:span text:style-name="T1">atlab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3:37:13.241000000</meta:creation-date>
    <dc:date>2017-12-16T00:30:09.080000000</dc:date>
    <meta:editing-duration>PT22M44S</meta:editing-duration>
    <meta:editing-cycles>4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3" meta:word-count="35" meta:character-count="225" meta:non-whitespace-character-count="191"/>
  </office:meta>
</office:document-meta>
</file>